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21B200008D2E00004F60B312A649B9EEC188.svg" manifest:media-type="image/svg+xml"/>
  <manifest:file-entry manifest:full-path="Pictures/10000001000003AF000002121441BE8CA404CFA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869cm" fo:min-width="14.88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4.25cm" fo:min-width="5cm"/>
    </style:style>
    <style:style style:name="gr7" style:family="graphic" style:parent-style-name="standard">
      <style:graphic-properties draw:textarea-horizontal-align="justify" draw:textarea-vertical-align="middle" draw:auto-grow-height="false" fo:min-height="4.25cm" fo:min-width="4.5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notes">
      <style:graphic-properties draw:fill-color="#ffffff" fo:min-height="14cm"/>
      <style:paragraph-properties style:writing-mode="lr-tb"/>
    </style:style>
    <style:style style:name="pr3" style:family="presentation" style:parent-style-name="Metropolis-subtitle" style:list-style-name="L1">
      <style:graphic-properties draw:fill-color="#ffffff" draw:auto-grow-height="true" fo:min-height="10.548cm"/>
      <style:paragraph-properties style:writing-mode="lr-tb"/>
    </style:style>
    <style:style style:name="pr4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5" style:family="paragraph">
      <loext:graphic-properties draw:fill-color="#ffffff"/>
      <style:paragraph-properties fo:line-height="100%" fo:text-align="start"/>
      <style:text-properties fo:font-size="24pt" style:font-size-asian="32pt" style:font-size-complex="32pt" fo:hyphenate="false" loext:hyphenation-no-caps="false" loext:hyphenation-no-last-word="fals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7cm" svg:y="7cm" presentation:class="title" presentation:user-transformed="true">
          <draw:text-box>
            <text:p text:style-name="P1">Project Presentation</text:p>
          </draw:text-box>
        </draw:frame>
        <draw:frame draw:style-name="gr1" draw:text-style-name="P2" draw:layer="layout" svg:width="15.383cm" svg:height="1.119cm" svg:x="6cm" svg:y="1cm">
          <draw:text-box>
            <text:p text:style-name="P1"><text:span text:style-name="T1">Student-Teacher Booking System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roject Overview</text:p>
          </draw:text-box>
        </draw:frame>
        <draw:frame presentation:style-name="pr3" draw:text-style-name="P5" draw:layer="layout" svg:width="25.2cm" svg:height="10.548cm" svg:x="1.4cm" svg:y="3.8cm" presentation:class="subtitle" presentation:user-transformed="true">
          <draw:text-box>
            <text:list text:style-name="L1">
              <text:list-item>
                <text:p text:style-name="P4"><text:span text:style-name="T2">The project is a student-teacher booking system that enables seamless appointment scheduling between students and teachers.</text:span></text:p>
              </text:list-item>
              <text:list-item>
                <text:p text:style-name="P4"><text:span text:style-name="T2">Users can log in as admin, teacher, or student.</text:span></text:p>
              </text:list-item>
              <text:list-item>
                <text:p text:style-name="P4"><text:span text:style-name="T2">Firebase is used as the database to store student and teacher information for login purpose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roject Architecture</text:p>
          </draw:text-box>
        </draw:frame>
        <draw:custom-shape draw:style-name="gr3" draw:text-style-name="P1" draw:layer="layout" svg:width="6cm" svg:height="1.5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2.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2cm" svg:x="21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4.5cm" svg:x="2.5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4.5cm" svg:x="11.5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5cm" svg:x="21cm" svg:y="10.5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.5cm" svg:y1="5cm" svg:x2="6cm" svg:y2="7cm">
          <text:p/>
        </draw:line>
        <draw:line draw:style-name="gr9" draw:text-style-name="P7" draw:layer="layout" svg:x1="14cm" svg:y1="5cm" svg:x2="14cm" svg:y2="7cm">
          <text:p/>
        </draw:line>
        <draw:line draw:style-name="gr10" draw:text-style-name="P7" draw:layer="layout" svg:x1="16.5cm" svg:y1="5cm" svg:x2="22.5cm" svg:y2="7cm">
          <text:p/>
        </draw:line>
        <draw:line draw:style-name="gr11" draw:text-style-name="P7" draw:layer="layout" svg:x1="5.5cm" svg:y1="9cm" svg:x2="5.5cm" svg:y2="10.5cm">
          <text:p/>
        </draw:line>
        <draw:line draw:style-name="gr12" draw:text-style-name="P7" draw:layer="layout" svg:x1="14.5cm" svg:y1="9cm" svg:x2="14.5cm" svg:y2="10.5cm">
          <text:p/>
        </draw:line>
        <draw:line draw:style-name="gr13" draw:text-style-name="P7" draw:layer="layout" svg:x1="23.5cm" svg:y1="9cm" svg:x2="23.5cm" svg:y2="10.5cm">
          <text:p/>
        </draw:line>
        <draw:frame draw:style-name="gr14" draw:text-style-name="P9" draw:layer="layout" svg:width="6cm" svg:height="0.962cm" svg:x="11cm" svg:y="3.5cm">
          <draw:text-box>
            <text:p text:style-name="P8">Login</text:p>
          </draw:text-box>
        </draw:frame>
        <draw:frame draw:style-name="gr14" draw:text-style-name="P9" draw:layer="layout" svg:width="5.5cm" svg:height="0.962cm" svg:x="2.5cm" svg:y="7cm">
          <draw:text-box>
            <text:p text:style-name="P8">Admin</text:p>
          </draw:text-box>
        </draw:frame>
        <draw:frame draw:style-name="gr14" draw:text-style-name="P9" draw:layer="layout" svg:width="5.5cm" svg:height="0.962cm" svg:x="11.5cm" svg:y="7cm">
          <draw:text-box>
            <text:p text:style-name="P8">Teacher</text:p>
          </draw:text-box>
        </draw:frame>
        <draw:frame draw:style-name="gr14" draw:text-style-name="P9" draw:layer="layout" svg:width="5cm" svg:height="0.962cm" svg:x="21cm" svg:y="7cm">
          <draw:text-box>
            <text:p text:style-name="P8">Student</text:p>
          </draw:text-box>
        </draw:frame>
        <draw:frame draw:style-name="gr15" draw:text-style-name="P11" draw:layer="layout" svg:width="5.5cm" svg:height="3.095cm" svg:x="11.5cm" svg:y="10.5cm">
          <draw:text-box>
            <text:list text:style-name="L2">
              <text:list-item>
                <text:p text:style-name="P10">view_Appointments.html</text:p>
              </text:list-item>
              <text:list-item>
                <text:p text:style-name="P10">view_Messages.html</text:p>
              </text:list-item>
            </text:list>
          </draw:text-box>
        </draw:frame>
        <draw:frame draw:style-name="gr14" draw:text-style-name="P13" draw:layer="layout" svg:width="5.5cm" svg:height="3.806cm" svg:x="2.5cm" svg:y="10.5cm">
          <draw:text-box>
            <text:list text:style-name="L2">
              <text:list-item>
                <text:p text:style-name="P12">add_Teacher.html</text:p>
              </text:list-item>
              <text:list-item>
                <text:p text:style-name="P12">approve_Student.html</text:p>
              </text:list-item>
              <text:list-item>
                <text:p text:style-name="P12">delete.html</text:p>
              </text:list-item>
            </text:list>
          </draw:text-box>
        </draw:frame>
        <draw:frame draw:style-name="gr14" draw:text-style-name="P13" draw:layer="layout" svg:width="5cm" svg:height="3.806cm" svg:x="21cm" svg:y="10.5cm">
          <draw:text-box>
            <text:list text:style-name="L2">
              <text:list-item>
                <text:p text:style-name="P12">book_Appointment.html</text:p>
              </text:list-item>
              <text:list-item>
                <text:p text:style-name="P12">send_Message.html</text:p>
              </text:list-item>
              <text:list-item>
                <text:p text:style-name="P12">Register.html</text:p>
              </text:list-item>
            </text:list>
          </draw:text-box>
        </draw:frame>
        <draw:line draw:style-name="gr16" draw:text-style-name="P7" draw:layer="layout" svg:x1="15.5cm" svg:y1="5cm" svg:x2="22cm" svg:y2="14cm">
          <text:p/>
        </draw:lin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<text:s/>User Roles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Admin: Has privileged access to system administration functionalities.</text:p>
              </text:list-item>
              <text:list-item>
                <text:p>Teacher: Manages appointment requests and communications with students.</text:p>
              </text:list-item>
              <text:list-item>
                <text:p>Student: Books appointments and communicates with teacher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dmin Functionality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Admin Login: In the login page, u must select admin checkbox and give Name and password as "admin" for login.</text:p>
              </text:list-item>
              <text:list-item>
                <text:p>Add Teacher: Admin can add new teachers to the system by providing necessary details.</text:p>
              </text:list-item>
              <text:list-item>
                <text:p>Approve Student Registrations: Frontend so Admin reviews and approves student registrations to ensure valid user accounts.</text:p>
              </text:list-item>
              <text:list-item>
                <text:p>Delete Database Entries: Frontend so Admin can delete unwanted or outdated entries from the databas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eacher Functionality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Teacher Login: Teachers can access their account using unique credentials.</text:p>
              </text:list-item>
              <text:list-item>
                <text:p>View Appointments: Teachers can review appointment requests from students and accept or reject them based on availability and preferences.</text:p>
              </text:list-item>
              <text:list-item>
                <text:p>View Messages: Teachers can read messages sent by students regarding appointments and mark them as viewed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tudent Functionality</text:p>
          </draw:text-box>
        </draw:frame>
        <draw:frame presentation:style-name="pr5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Student Login: Students can log in using their personal login credentials.</text:p>
              </text:list-item>
              <text:list-item>
                <text:p>Book Appointment: Students provide necessary details for a teacher to review and confirm an appointment.</text:p>
              </text:list-item>
              <text:list-item>
                <text:p>Send Message: Students can send messages to teachers who have accepted their appointments for further communication.</text:p>
              </text:list-item>
              <text:list-item>
                <text:p>If student information is not available, students can click on "Register" in the login.html page to create a new student accoun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atabase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>Firebase: The project utilizes Firebase as the primary database to store student and teacher information.</text:p>
              </text:list-item>
              <text:list-item>
                <text:p>Secure Storage: Firebase ensures secure and reliable storage for user data, enabling smooth login and retrieval processe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Github Link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loext:color-lum-mod="100%" loext:color-lum-off="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loext:color-lum-mod="100%" loext:color-lum-off="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1441BE8CA404CFA6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8T14:57:51.740000000</meta:creation-date>
    <meta:editing-duration>PT2H20M4S</meta:editing-duration>
    <meta:editing-cycles>18</meta:editing-cycles>
    <meta:generator>LibreOffice/7.5.4.2$Windows_X86_64 LibreOffice_project/36ccfdc35048b057fd9854c757a8b67ec53977b6</meta:generator>
    <dc:title>Metropolis</dc:title>
    <dc:date>2023-06-29T12:18:10.494000000</dc:date>
    <meta:document-statistic meta:object-count="78"/>
  </office:meta>
</office:document-meta>
</file>